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08ba7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break-before="pag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6pt" fo:font-style="italic" fo:font-weight="bold" officeooo:paragraph-rsid="0008ba7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08ba7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08ba7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style="italic" fo:font-weight="bold" officeooo:paragraph-rsid="0008ba7c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336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lip 6</text:p>
      <text:p text:style-name="P5">Q.1) Display all the files from current directory which are created in particular month</text:p>
      <text:p text:style-name="Standard"/>
      <text:p text:style-name="Standard">#include &lt;stdio.h&gt;</text:p>
      <text:p text:style-name="Standard">#include &lt;dirent.h&gt;</text:p>
      <text:p text:style-name="Standard">#include &lt;sys/stat.h&gt;</text:p>
      <text:p text:style-name="Standard">#include &lt;time.h&gt;</text:p>
      <text:p text:style-name="Standard">#include &lt;string.h&gt;</text:p>
      <text:p text:style-name="Standard"/>
      <text:p text:style-name="Standard">int main(int argc, char *argv[]) {</text:p>
      <text:p text:style-name="Standard"><text:s text:c="4"/>DIR *dir;</text:p>
      <text:p text:style-name="Standard"><text:s text:c="4"/>struct dirent *entry;</text:p>
      <text:p text:style-name="Standard"><text:s text:c="4"/>struct stat file_stat;</text:p>
      <text:p text:style-name="Standard"><text:s text:c="4"/>struct tm *timeinfo;</text:p>
      <text:p text:style-name="Standard"><text:s text:c="4"/>int target_month;</text:p>
      <text:p text:style-name="Standard"/>
      <text:p text:style-name="Standard"><text:s text:c="4"/>// Get target month from command line (1-12)</text:p>
      <text:p text:style-name="Standard"><text:s text:c="4"/>if (argc != 2) {</text:p>
      <text:p text:style-name="Standard"><text:s text:c="8"/>printf("Usage: %s &lt;month_number&gt;\n", argv[0]);</text:p>
      <text:p text:style-name="Standard"><text:s text:c="8"/>return 1;</text:p>
      <text:p text:style-name="Standard"><text:s text:c="4"/>}</text:p>
      <text:p text:style-name="Standard"><text:s text:c="4"/>target_month = atoi(argv[1]);</text:p>
      <text:p text:style-name="Standard"><text:s text:c="4"/>if (target_month &lt; 1 || target_month &gt; 12) {</text:p>
      <text:p text:style-name="Standard"><text:s text:c="8"/>printf("Month must be between 1 and 12\n");</text:p>
      <text:p text:style-name="Standard"><text:s text:c="8"/>return 1;</text:p>
      <text:p text:style-name="Standard"><text:s text:c="4"/>}</text:p>
      <text:p text:style-name="Standard"/>
      <text:p text:style-name="Standard"><text:s text:c="4"/>// Open current directory</text:p>
      <text:p text:style-name="Standard"><text:s text:c="4"/>dir = opendir(".");</text:p>
      <text:p text:style-name="Standard"><text:s text:c="4"/>if (dir == NULL) {</text:p>
      <text:p text:style-name="Standard"><text:s text:c="8"/>printf("Unable to open directory\n");</text:p>
      <text:p text:style-name="Standard"><text:s text:c="8"/>return 1;</text:p>
      <text:p text:style-name="Standard"><text:s text:c="4"/>}</text:p>
      <text:p text:style-name="Standard"/>
      <text:p text:style-name="Standard"><text:s text:c="4"/>// Read directory entries</text:p>
      <text:p text:style-name="Standard"><text:s text:c="4"/>while ((entry = readdir(dir)) != NULL) {</text:p>
      <text:p text:style-name="Standard"><text:s text:c="8"/>// Skip . and ..</text:p>
      <text:p text:style-name="Standard"><text:s text:c="8"/>if (strcmp(entry-&gt;d_name, ".") == 0 || strcmp(entry-&gt;d_name, "..") == 0)</text:p>
      <text:p text:style-name="Standard"><text:s text:c="12"/>continue;</text:p>
      <text:p text:style-name="Standard"/>
      <text:p text:style-name="Standard"><text:s text:c="8"/>// Get file stats</text:p>
      <text:p text:style-name="Standard"><text:s text:c="8"/>if (stat(entry-&gt;d_name, &amp;file_stat) == 0) {</text:p>
      <text:p text:style-name="Standard"><text:s text:c="12"/>timeinfo = localtime(&amp;file_stat.st_ctime);</text:p>
      <text:p text:style-name="Standard"><text:s text:c="12"/></text:p>
      <text:p text:style-name="Standard"><text:s text:c="12"/>// Check if file was created in target month</text:p>
      <text:p text:style-name="Standard"><text:s text:c="12"/>if ((timeinfo-&gt;tm_mon + 1) == target_month) {</text:p>
      <text:p text:style-name="Standard"><text:s text:c="16"/>printf("%s\n", entry-&gt;d_name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oft-page-break/><text:s text:c="4"/>closedir(dir);</text:p>
      <text:p text:style-name="Standard"><text:s text:c="4"/>return 0;</text:p>
      <text:p text:style-name="Standard">}</text:p>
      <text:p text:style-name="Standard"/>
      <text:p text:style-name="Standard"/>
      <text:p text:style-name="P5">Q.2) Write a C program to send SIGALRM signal by child process to parent process and parent</text:p>
      <text:p text:style-name="P5">process make a provision to catch the signal and display alarm is fired.(Use Kill,for,signal and</text:p>
      <text:p text:style-name="P5">sleep system call<text:span text:style-name="T1">1)</text:span></text:p>
      <text:p text:style-name="P5"/>
      <text:p text:style-name="P6">#include &lt;stdio.h&gt;</text:p>
      <text:p text:style-name="P6">#include &lt;signal.h&gt;</text:p>
      <text:p text:style-name="P6">#include &lt;unistd.h&gt;</text:p>
      <text:p text:style-name="P6">#include &lt;sys/types.h&gt;</text:p>
      <text:p text:style-name="P6">#include &lt;stdlib.h&gt;</text:p>
      <text:p text:style-name="P6"/>
      <text:p text:style-name="P6">// Signal handler function</text:p>
      <text:p text:style-name="P6">void alarm_handler(int signum) {</text:p>
      <text:p text:style-name="P6"><text:s text:c="4"/>printf("Alarm fired! Signal %d received by parent process\n", signum);</text:p>
      <text:p text:style-name="P6">}</text:p>
      <text:p text:style-name="P6"/>
      <text:p text:style-name="P6">int main() {</text:p>
      <text:p text:style-name="P6"><text:s text:c="4"/>pid_t pid;</text:p>
      <text:p text:style-name="P6"><text:s text:c="4"/></text:p>
      <text:p text:style-name="P6"><text:s text:c="4"/>// Set up signal handler in parent before fork</text:p>
      <text:p text:style-name="P6"><text:s text:c="4"/>if (signal(SIGALRM, alarm_handler) == SIG_ERR) {</text:p>
      <text:p text:style-name="P6"><text:s text:c="8"/>perror("signal");</text:p>
      <text:p text:style-name="P6"><text:s text:c="8"/>exit(1);</text:p>
      <text:p text:style-name="P6"><text:s text:c="4"/>}</text:p>
      <text:p text:style-name="P6"><text:s text:c="4"/></text:p>
      <text:p text:style-name="P6"><text:s text:c="4"/>// Create child process</text:p>
      <text:p text:style-name="P6"><text:s text:c="4"/>pid = fork();</text:p>
      <text:p text:style-name="P6"><text:s text:c="4"/></text:p>
      <text:p text:style-name="P6"><text:s text:c="4"/>if (pid &lt; 0) {</text:p>
      <text:p text:style-name="P6"><text:s text:c="8"/>perror("fork");</text:p>
      <text:p text:style-name="P6"><text:s text:c="8"/>exit(1);</text:p>
      <text:p text:style-name="P6"><text:s text:c="4"/>}</text:p>
      <text:p text:style-name="P6"><text:s text:c="4"/></text:p>
      <text:p text:style-name="P6"><text:s text:c="4"/>if (pid == 0) { <text:s/>// Child process</text:p>
      <text:p text:style-name="P6"><text:s text:c="8"/>printf("Child process (PID: %d) sending SIGALRM to parent (PID: %d)\n", </text:p>
      <text:p text:style-name="P6"><text:s text:c="15"/>getpid(), getppid());</text:p>
      <text:p text:style-name="P6"><text:s text:c="8"/>sleep(2); <text:s/>// Wait for 2 seconds before sending signal</text:p>
      <text:p text:style-name="P6"><text:s text:c="8"/></text:p>
      <text:p text:style-name="P6"><text:s text:c="8"/>// Send SIGALRM to parent</text:p>
      <text:p text:style-name="P6"><text:s text:c="8"/>if (kill(getppid(), SIGALRM) == -1) {</text:p>
      <text:p text:style-name="P6"><text:s text:c="12"/>perror("kill");</text:p>
      <text:p text:style-name="P6"><text:s text:c="12"/>exit(1);</text:p>
      <text:p text:style-name="P6"><text:s text:c="8"/>}</text:p>
      <text:p text:style-name="P6"><text:s text:c="8"/>exit(0);</text:p>
      <text:p text:style-name="P6"><text:s text:c="4"/>} </text:p>
      <text:p text:style-name="P6"><text:soft-page-break/><text:s text:c="4"/>else { <text:s/>// Parent process</text:p>
      <text:p text:style-name="P6"><text:s text:c="8"/>printf("Parent process (PID: %d) waiting for signal...\n", getpid());</text:p>
      <text:p text:style-name="P6"><text:s text:c="8"/></text:p>
      <text:p text:style-name="P6"><text:s text:c="8"/>// Wait for 5 seconds to receive signal</text:p>
      <text:p text:style-name="P6"><text:s text:c="8"/>for (int i = 0; i &lt; 5; i++) {</text:p>
      <text:p text:style-name="P6"><text:s text:c="12"/>sleep(1);</text:p>
      <text:p text:style-name="P6"><text:s text:c="8"/>}</text:p>
      <text:p text:style-name="P6"><text:s text:c="4"/>}</text:p>
      <text:p text:style-name="P6"><text:s text:c="4"/></text:p>
      <text:p text:style-name="P6"><text:s text:c="4"/>return 0;</text:p>
      <text:p text:style-name="P6">}</text:p>
      <text:p text:style-name="P5"/>
      <text:p text:style-name="P5"/>
      <text:p text:style-name="P5"/>
      <text:p text:style-name="P2">Slip 11</text:p>
      <text:p text:style-name="P5">Q.1) Write a C program to get and set the resource limits such as files, memory associated with a process</text:p>
      <text:p text:style-name="P5"/>
      <text:p text:style-name="P6">#include &lt;stdio.h&gt;</text:p>
      <text:p text:style-name="P6">#include &lt;stdlib.h&gt;</text:p>
      <text:p text:style-name="P6">#include &lt;sys/resource.h&gt;</text:p>
      <text:p text:style-name="P6">#include &lt;unistd.h&gt;</text:p>
      <text:p text:style-name="P6"/>
      <text:p text:style-name="P6">// Function to print the resource limit</text:p>
      <text:p text:style-name="P6">void print_limit(int resource, const char *name) {</text:p>
      <text:p text:style-name="P6"><text:s text:c="4"/>struct rlimit limit;</text:p>
      <text:p text:style-name="P6"><text:s text:c="4"/>if (getrlimit(resource, &amp;limit) == 0) {</text:p>
      <text:p text:style-name="P6"><text:s text:c="8"/>printf("%s limits:\n", name);</text:p>
      <text:p text:style-name="P6"><text:s text:c="8"/>printf(" <text:s/>Soft limit: %ld\n", (long)limit.rlim_cur);</text:p>
      <text:p text:style-name="P6"><text:s text:c="8"/>printf(" <text:s/>Hard limit: %ld\n\n", (long)limit.rlim_max);</text:p>
      <text:p text:style-name="P6"><text:s text:c="4"/>} else {</text:p>
      <text:p text:style-name="P6"><text:s text:c="8"/>perror("getrlimit");</text:p>
      <text:p text:style-name="P6"><text:s text:c="8"/>exit(1);</text:p>
      <text:p text:style-name="P6"><text:s text:c="4"/>}</text:p>
      <text:p text:style-name="P6">}</text:p>
      <text:p text:style-name="P6"/>
      <text:p text:style-name="P6">// Function to set a new soft limit for a resource</text:p>
      <text:p text:style-name="P6">void set_soft_limit(int resource, rlim_t new_soft_limit) {</text:p>
      <text:p text:style-name="P6"><text:s text:c="4"/>struct rlimit limit;</text:p>
      <text:p text:style-name="P6"/>
      <text:p text:style-name="P6"><text:s text:c="4"/>if (getrlimit(resource, &amp;limit) != 0) {</text:p>
      <text:p text:style-name="P6"><text:s text:c="8"/>perror("getrlimit");</text:p>
      <text:p text:style-name="P6"><text:s text:c="8"/>exit(1);</text:p>
      <text:p text:style-name="P6"><text:s text:c="4"/>}</text:p>
      <text:p text:style-name="P6"/>
      <text:p text:style-name="P6"><text:s text:c="4"/>limit.rlim_cur = new_soft_limit; <text:s/>// Set the new soft limit</text:p>
      <text:p text:style-name="P6"><text:s text:c="4"/>if (setrlimit(resource, &amp;limit) != 0) {</text:p>
      <text:p text:style-name="P6"><text:s text:c="8"/>perror("setrlimit");</text:p>
      <text:p text:style-name="P6"><text:s text:c="8"/>exit(1);</text:p>
      <text:p text:style-name="P6"><text:s text:c="4"/>}</text:p>
      <text:p text:style-name="P6">}</text:p>
      <text:p text:style-name="P6"><text:soft-page-break/></text:p>
      <text:p text:style-name="P6">int main() {</text:p>
      <text:p text:style-name="P6"><text:s text:c="4"/>// Display current limits for open files</text:p>
      <text:p text:style-name="P6"><text:s text:c="4"/>print_limit(RLIMIT_NOFILE, "Open files");</text:p>
      <text:p text:style-name="P6"><text:s text:c="4"/></text:p>
      <text:p text:style-name="P6"><text:s text:c="4"/>// Set a new soft limit for open files (e.g., 1024)</text:p>
      <text:p text:style-name="P6"><text:s text:c="4"/>printf("Setting new soft limit for open files to 1024...\n");</text:p>
      <text:p text:style-name="P6"><text:s text:c="4"/>set_soft_limit(RLIMIT_NOFILE, 1024);</text:p>
      <text:p text:style-name="P6"><text:s text:c="4"/>print_limit(RLIMIT_NOFILE, "Open files");</text:p>
      <text:p text:style-name="P6"/>
      <text:p text:style-name="P6"><text:s text:c="4"/>// Display current limits for virtual memory</text:p>
      <text:p text:style-name="P6"><text:s text:c="4"/>print_limit(RLIMIT_AS, "Virtual memory");</text:p>
      <text:p text:style-name="P6"/>
      <text:p text:style-name="P6"><text:s text:c="4"/>// Set a new soft limit for virtual memory (e.g., 512 MB)</text:p>
      <text:p text:style-name="P6"><text:s text:c="4"/>printf("Setting new soft limit for virtual memory to 512 MB...\n");</text:p>
      <text:p text:style-name="P6"><text:s text:c="4"/>set_soft_limit(RLIMIT_AS, 512 * 1024 * 1024); <text:s/>// 512 MB in bytes</text:p>
      <text:p text:style-name="P6"><text:s text:c="4"/>print_limit(RLIMIT_AS, "Virtual memory");</text:p>
      <text:p text:style-name="P6"/>
      <text:p text:style-name="P6"><text:s text:c="4"/>return 0;</text:p>
      <text:p text:style-name="P6">}</text:p>
      <text:p text:style-name="P6"/>
      <text:p text:style-name="P6"/>
      <text:p text:style-name="P3">Slip 12</text:p>
      <text:p text:style-name="P8">Q.1) Write a C program that print the exit status of a terminated child process</text:p>
      <text:p text:style-name="P8"/>
      <text:p text:style-name="P6">#include &lt;stdio.h&gt;</text:p>
      <text:p text:style-name="P6">#include &lt;stdlib.h&gt;</text:p>
      <text:p text:style-name="P6">#include &lt;sys/types.h&gt;</text:p>
      <text:p text:style-name="P6">#include &lt;sys/wait.h&gt;</text:p>
      <text:p text:style-name="P6">#include &lt;unistd.h&gt;</text:p>
      <text:p text:style-name="P6"/>
      <text:p text:style-name="P6">int main() {</text:p>
      <text:p text:style-name="P6"><text:s text:c="4"/>pid_t pid = fork();</text:p>
      <text:p text:style-name="P6"/>
      <text:p text:style-name="P6"><text:s text:c="4"/>if (pid &lt; 0) {</text:p>
      <text:p text:style-name="P6"><text:s text:c="8"/>// Error in fork</text:p>
      <text:p text:style-name="P6"><text:s text:c="8"/>perror("Fork failed");</text:p>
      <text:p text:style-name="P6"><text:s text:c="8"/>exit(1);</text:p>
      <text:p text:style-name="P6"><text:s text:c="4"/>} else if (pid == 0) {</text:p>
      <text:p text:style-name="P6"><text:s text:c="8"/>// Child process</text:p>
      <text:p text:style-name="P6"><text:s text:c="8"/>printf("Child process (PID: %d) is running...\n", getpid());</text:p>
      <text:p text:style-name="P6"><text:s text:c="8"/>// Exit with a specific status, e.g., 5</text:p>
      <text:p text:style-name="P6"><text:s text:c="8"/>exit(5);</text:p>
      <text:p text:style-name="P6"><text:s text:c="4"/>} else {</text:p>
      <text:p text:style-name="P6"><text:s text:c="8"/>// Parent process</text:p>
      <text:p text:style-name="P6"><text:s text:c="8"/>int status;</text:p>
      <text:p text:style-name="P6"><text:s text:c="8"/>pid_t child_pid = wait(&amp;status); <text:s/>// Wait for the child process to terminate</text:p>
      <text:p text:style-name="P6"/>
      <text:p text:style-name="P6"><text:s text:c="8"/>if (child_pid == -1) {</text:p>
      <text:p text:style-name="P6"><text:s text:c="12"/>perror("wait failed");</text:p>
      <text:p text:style-name="P6"><text:s text:c="12"/>exit(1);</text:p>
      <text:p text:style-name="P6"><text:s text:c="8"/>}</text:p>
      <text:p text:style-name="P6"/>
      <text:p text:style-name="P6"><text:s text:c="8"/>printf("Child process (PID: %d) terminated. ", child_pid);</text:p>
      <text:p text:style-name="P6"/>
      <text:p text:style-name="P6"><text:s text:c="8"/>// Check if the child exited normally</text:p>
      <text:p text:style-name="P6"><text:s text:c="8"/>if (WIFEXITED(status)) {</text:p>
      <text:p text:style-name="P6"><text:s text:c="12"/>int exit_status = WEXITSTATUS(status);</text:p>
      <text:p text:style-name="P6"><text:s text:c="12"/>printf("Exit status: %d\n", exit_status);</text:p>
      <text:p text:style-name="P6"><text:s text:c="8"/>} else {</text:p>
      <text:p text:style-name="P6"><text:s text:c="12"/>printf("Child did not exit normally.\n");</text:p>
      <text:p text:style-name="P6"><text:s text:c="8"/>}</text:p>
      <text:p text:style-name="P6"><text:s text:c="4"/>}</text:p>
      <text:p text:style-name="P6"/>
      <text:p text:style-name="P6"><text:s text:c="4"/>return 0;</text:p>
      <text:p text:style-name="P6">}</text:p>
      <text:p text:style-name="P6"/>
      <text:p text:style-name="P6"/>
      <text:p text:style-name="P6"/>
      <text:p text:style-name="P8"/>
      <text:p text:style-name="P8"/>
      <text:p text:style-name="P2"><text:soft-page-break/>Slip 13</text:p>
      <text:p text:style-name="P8">Q.1) Write a C program that illustrates suspending and resuming processes using signals</text:p>
      <text:p text:style-name="P8"/>
      <text:p text:style-name="P6">#include &lt;stdio.h&gt;</text:p>
      <text:p text:style-name="P6">#include &lt;signal.h&gt;</text:p>
      <text:p text:style-name="P6">#include &lt;unistd.h&gt;</text:p>
      <text:p text:style-name="P6">#include &lt;stdlib.h&gt;</text:p>
      <text:p text:style-name="P6">#include &lt;sys/wait.h&gt;</text:p>
      <text:p text:style-name="P6"/>
      <text:p text:style-name="P6">// Signal handler for SIGCONT</text:p>
      <text:p text:style-name="P6">void cont_handler(int signum) {</text:p>
      <text:p text:style-name="P6"><text:s text:c="4"/>printf("Process %d resumed\n", getpid());</text:p>
      <text:p text:style-name="P6">}</text:p>
      <text:p text:style-name="P6"/>
      <text:p text:style-name="P6">int main() {</text:p>
      <text:p text:style-name="P6"><text:s text:c="4"/>pid_t pid;</text:p>
      <text:p text:style-name="P6"><text:s text:c="4"/></text:p>
      <text:p text:style-name="P6"><text:s text:c="4"/>// Register SIGCONT handler</text:p>
      <text:p text:style-name="P6"><text:s text:c="4"/>if (signal(SIGCONT, cont_handler) == SIG_ERR) {</text:p>
      <text:p text:style-name="P6"><text:s text:c="8"/>perror("signal");</text:p>
      <text:p text:style-name="P6"><text:s text:c="8"/>exit(1);</text:p>
      <text:p text:style-name="P6"><text:s text:c="4"/>}</text:p>
      <text:p text:style-name="P6"/>
      <text:p text:style-name="P6"><text:s text:c="4"/>// Create child process</text:p>
      <text:p text:style-name="P6"><text:s text:c="4"/>pid = fork();</text:p>
      <text:p text:style-name="P6"/>
      <text:p text:style-name="P6"><text:s text:c="4"/>if (pid &lt; 0) {</text:p>
      <text:p text:style-name="P6"><text:s text:c="8"/>perror("fork");</text:p>
      <text:p text:style-name="P6"><text:s text:c="8"/>exit(1);</text:p>
      <text:p text:style-name="P6"><text:s text:c="4"/>}</text:p>
      <text:p text:style-name="P6"/>
      <text:p text:style-name="P6"><text:s text:c="4"/>if (pid == 0) { <text:s/>// Child process</text:p>
      <text:p text:style-name="P6"><text:s text:c="8"/>printf("Child process (PID: %d) starting work...\n", getpid());</text:p>
      <text:p text:style-name="P6"><text:s text:c="8"/></text:p>
      <text:p text:style-name="P6"><text:s text:c="8"/>// Simulate continuous work</text:p>
      <text:p text:style-name="P6"><text:s text:c="8"/>while(1) {</text:p>
      <text:p text:style-name="P6"><text:s text:c="12"/>printf("Child working... PID: %d\n", getpid());</text:p>
      <text:p text:style-name="P6"><text:s text:c="12"/>sleep(1);</text:p>
      <text:p text:style-name="P6"><text:s text:c="8"/>}</text:p>
      <text:p text:style-name="P6"><text:s text:c="4"/>} </text:p>
      <text:p text:style-name="P6"><text:s text:c="4"/>else { <text:s/>// Parent process</text:p>
      <text:p text:style-name="P6"><text:s text:c="8"/>printf("Parent process (PID: %d) controlling child (PID: %d)\n", </text:p>
      <text:p text:style-name="P6"><text:s text:c="15"/>getpid(), pid);</text:p>
      <text:p text:style-name="P6"><text:s text:c="8"/></text:p>
      <text:p text:style-name="P6"><text:s text:c="8"/>// Give child time to start</text:p>
      <text:p text:style-name="P6"><text:s text:c="8"/>sleep(3);</text:p>
      <text:p text:style-name="P6"><text:s text:c="8"/></text:p>
      <text:p text:style-name="P6"><text:s text:c="8"/>// Suspend child</text:p>
      <text:p text:style-name="P6"><text:s text:c="8"/>printf("\nSuspending child process...\n");</text:p>
      <text:p text:style-name="P6"><text:s text:c="8"/>if (kill(pid, SIGSTOP) == -1) {</text:p>
      <text:p text:style-name="P6"><text:soft-page-break/><text:s text:c="12"/>perror("kill (SIGSTOP)");</text:p>
      <text:p text:style-name="P6"><text:s text:c="12"/>exit(1);</text:p>
      <text:p text:style-name="P6"><text:s text:c="8"/>}</text:p>
      <text:p text:style-name="P6"><text:s text:c="8"/></text:p>
      <text:p text:style-name="P6"><text:s text:c="8"/>printf("Child process suspended. Waiting 3 seconds...\n");</text:p>
      <text:p text:style-name="P6"><text:s text:c="8"/>sleep(3);</text:p>
      <text:p text:style-name="P6"><text:s text:c="8"/></text:p>
      <text:p text:style-name="P6"><text:s text:c="8"/>// Resume child</text:p>
      <text:p text:style-name="P6"><text:s text:c="8"/>printf("\nResuming child process...\n");</text:p>
      <text:p text:style-name="P6"><text:s text:c="8"/>if (kill(pid, SIGCONT) == -1) {</text:p>
      <text:p text:style-name="P6"><text:s text:c="12"/>perror("kill (SIGCONT)");</text:p>
      <text:p text:style-name="P6"><text:s text:c="12"/>exit(1);</text:p>
      <text:p text:style-name="P6"><text:s text:c="8"/>}</text:p>
      <text:p text:style-name="P6"><text:s text:c="8"/></text:p>
      <text:p text:style-name="P6"><text:s text:c="8"/>sleep(3);</text:p>
      <text:p text:style-name="P6"><text:s text:c="8"/></text:p>
      <text:p text:style-name="P6"><text:s text:c="8"/>// Terminate child</text:p>
      <text:p text:style-name="P6"><text:s text:c="8"/>printf("\nTerminating child process...\n");</text:p>
      <text:p text:style-name="P6"><text:s text:c="8"/>if (kill(pid, SIGTERM) == -1) {</text:p>
      <text:p text:style-name="P6"><text:s text:c="12"/>perror("kill (SIGTERM)");</text:p>
      <text:p text:style-name="P6"><text:s text:c="12"/>exit(1);</text:p>
      <text:p text:style-name="P6"><text:s text:c="8"/>}</text:p>
      <text:p text:style-name="P6"><text:s text:c="8"/></text:p>
      <text:p text:style-name="P6"><text:s text:c="8"/>// Wait for child to terminate</text:p>
      <text:p text:style-name="P6"><text:s text:c="8"/>wait(NULL);</text:p>
      <text:p text:style-name="P6"><text:s text:c="8"/>printf("Child process terminated\n");</text:p>
      <text:p text:style-name="P6"><text:s text:c="4"/>}</text:p>
      <text:p text:style-name="P6"/>
      <text:p text:style-name="P6"><text:s text:c="4"/>return 0;</text:p>
      <text:p text:style-name="P6">}</text:p>
      <text:p text:style-name="P8"/>
      <text:p text:style-name="P8"/>
      <text:p text:style-name="P2">Slip 14</text:p>
      <text:p text:style-name="P8">Q.1) Display all the files from current directory whose size is greater that n Bytes Where n is</text:p>
      <text:p text:style-name="P8">accept from user.</text:p>
      <text:p text:style-name="P8"/>
      <text:p text:style-name="P6">#include &lt;stdio.h&gt;</text:p>
      <text:p text:style-name="P6">#include &lt;dirent.h&gt;</text:p>
      <text:p text:style-name="P6">#include &lt;sys/stat.h&gt;</text:p>
      <text:p text:style-name="P6">#include &lt;stdlib.h&gt;</text:p>
      <text:p text:style-name="P6">#include &lt;string.h&gt;</text:p>
      <text:p text:style-name="P6">#include &lt;errno.h&gt;</text:p>
      <text:p text:style-name="P6"/>
      <text:p text:style-name="P6">int main() {</text:p>
      <text:p text:style-name="P6"><text:s text:c="4"/>DIR *dir;</text:p>
      <text:p text:style-name="P6"><text:s text:c="4"/>struct dirent *entry;</text:p>
      <text:p text:style-name="P6"><text:s text:c="4"/>struct stat file_stat;</text:p>
      <text:p text:style-name="P6"><text:s text:c="4"/>long min_size;</text:p>
      <text:p text:style-name="P6"><text:s text:c="4"/>int found = 0;</text:p>
      <text:p text:style-name="P6"><text:soft-page-break/></text:p>
      <text:p text:style-name="P6"><text:s text:c="4"/>// Get minimum file size from user</text:p>
      <text:p text:style-name="P6"><text:s text:c="4"/>printf("Enter minimum file size in bytes: ");</text:p>
      <text:p text:style-name="P6"><text:s text:c="4"/>if (scanf("%ld", &amp;min_size) != 1) {</text:p>
      <text:p text:style-name="P6"><text:s text:c="8"/>fprintf(stderr, "Invalid input\n");</text:p>
      <text:p text:style-name="P6"><text:s text:c="8"/>return 1;</text:p>
      <text:p text:style-name="P6"><text:s text:c="4"/>}</text:p>
      <text:p text:style-name="P6"/>
      <text:p text:style-name="P6"><text:s text:c="4"/>// Open current directory</text:p>
      <text:p text:style-name="P6"><text:s text:c="4"/>dir = opendir(".");</text:p>
      <text:p text:style-name="P6"><text:s text:c="4"/>if (dir == NULL) {</text:p>
      <text:p text:style-name="P6"><text:s text:c="8"/>perror("Failed to open directory");</text:p>
      <text:p text:style-name="P6"><text:s text:c="8"/>return 1;</text:p>
      <text:p text:style-name="P6"><text:s text:c="4"/>}</text:p>
      <text:p text:style-name="P6"/>
      <text:p text:style-name="P6"><text:s text:c="4"/>printf("\nFiles larger than %ld bytes:\n", min_size);</text:p>
      <text:p text:style-name="P6"><text:s text:c="4"/>printf("--------------------------------\n");</text:p>
      <text:p text:style-name="P6"/>
      <text:p text:style-name="P6"><text:s text:c="4"/>// Read directory entries</text:p>
      <text:p text:style-name="P6"><text:s text:c="4"/>while ((entry = readdir(dir)) != NULL) {</text:p>
      <text:p text:style-name="P6"><text:s text:c="8"/>// Skip . and ..</text:p>
      <text:p text:style-name="P6"><text:s text:c="8"/>if (strcmp(entry-&gt;d_name, ".") == 0 || strcmp(entry-&gt;d_name, "..") == 0) {</text:p>
      <text:p text:style-name="P6"><text:s text:c="12"/>continue;</text:p>
      <text:p text:style-name="P6"><text:s text:c="8"/>}</text:p>
      <text:p text:style-name="P6"/>
      <text:p text:style-name="P6"><text:s text:c="8"/>// Get file statistics</text:p>
      <text:p text:style-name="P6"><text:s text:c="8"/>if (stat(entry-&gt;d_name, &amp;file_stat) == -1) {</text:p>
      <text:p text:style-name="P6"><text:s text:c="12"/>fprintf(stderr, "Cannot stat %s: %s\n", </text:p>
      <text:p text:style-name="P6"><text:s text:c="20"/>entry-&gt;d_name, strerror(errno));</text:p>
      <text:p text:style-name="P6"><text:s text:c="12"/>continue;</text:p>
      <text:p text:style-name="P6"><text:s text:c="8"/>}</text:p>
      <text:p text:style-name="P6"/>
      <text:p text:style-name="P6"><text:s text:c="8"/>// Check if it's a regular file and size condition</text:p>
      <text:p text:style-name="P6"><text:s text:c="8"/>if (S_ISREG(file_stat.st_mode) &amp;&amp; file_stat.st_size &gt; min_size) {</text:p>
      <text:p text:style-name="P6"><text:s text:c="12"/>printf("%-30s %10ld bytes\n", entry-&gt;d_name, file_stat.st_size);</text:p>
      <text:p text:style-name="P6"><text:s text:c="12"/>found++;</text:p>
      <text:p text:style-name="P6"><text:s text:c="8"/>}</text:p>
      <text:p text:style-name="P6"><text:s text:c="4"/>}</text:p>
      <text:p text:style-name="P6"/>
      <text:p text:style-name="P6"><text:s text:c="4"/>// Print summary</text:p>
      <text:p text:style-name="P6"><text:s text:c="4"/>printf("--------------------------------\n");</text:p>
      <text:p text:style-name="P6"><text:s text:c="4"/>printf("Total files found: %d\n", found);</text:p>
      <text:p text:style-name="P6"/>
      <text:p text:style-name="P6"><text:s text:c="4"/>closedir(dir);</text:p>
      <text:p text:style-name="P6"><text:s text:c="4"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Slip 15</text:p>
      <text:p text:style-name="P8">Q.2) Write a C program which creates a child process to run linux/ unix command or any user</text:p>
      <text:p text:style-name="P8">defined program. The parent process set the signal handler for death of child signal and Alarm</text:p>
      <text:p text:style-name="P8">signal. If a child process does not complete its execution in 5 second then parent process kills child process</text:p>
      <text:p text:style-name="P8"/>
      <text:p text:style-name="P6">#include &lt;stdio.h&gt;</text:p>
      <text:p text:style-name="P6">#include &lt;stdlib.h&gt;</text:p>
      <text:p text:style-name="P6">#include &lt;signal.h&gt;</text:p>
      <text:p text:style-name="P6">#include &lt;unistd.h&gt;</text:p>
      <text:p text:style-name="P6">#include &lt;sys/wait.h&gt;</text:p>
      <text:p text:style-name="P6"/>
      <text:p text:style-name="P6">pid_t child_pid = 0;</text:p>
      <text:p text:style-name="P6"/>
      <text:p text:style-name="P6">// Signal handler for SIGCHLD (child termination)</text:p>
      <text:p text:style-name="P6">void handle_sigchld(int sig) {</text:p>
      <text:p text:style-name="P6"><text:s text:c="4"/>int status;</text:p>
      <text:p text:style-name="P6"><text:s text:c="4"/>waitpid(child_pid, &amp;status, 0);</text:p>
      <text:p text:style-name="P6"><text:s text:c="4"/>if (WIFEXITED(status)) {</text:p>
      <text:p text:style-name="P6"><text:s text:c="8"/>printf("Child exited with status: %d\n", WEXITSTATUS(status));</text:p>
      <text:p text:style-name="P6"><text:s text:c="4"/>} else {</text:p>
      <text:p text:style-name="P6"><text:s text:c="8"/>printf("Child terminated abnormally.\n");</text:p>
      <text:p text:style-name="P6"><text:s text:c="4"/>}</text:p>
      <text:p text:style-name="P6"><text:s text:c="4"/>exit(0);</text:p>
      <text:p text:style-name="P6">}</text:p>
      <text:p text:style-name="P6"/>
      <text:p text:style-name="P6">// Signal handler for SIGALRM (timeout)</text:p>
      <text:p text:style-name="P6">void handle_sigalrm(int sig) {</text:p>
      <text:p text:style-name="P6"><text:s text:c="4"/>printf("Child did not finish in time. Terminating child...\n");</text:p>
      <text:p text:style-name="P6"><text:s text:c="4"/>kill(child_pid, SIGKILL);</text:p>
      <text:p text:style-name="P6">}</text:p>
      <text:p text:style-name="P6"/>
      <text:p text:style-name="P6">int main() {</text:p>
      <text:p text:style-name="P6"><text:s text:c="4"/>signal(SIGCHLD, handle_sigchld);</text:p>
      <text:p text:style-name="P6"><text:s text:c="4"/>signal(SIGALRM, handle_sigalrm);</text:p>
      <text:p text:style-name="P6"/>
      <text:p text:style-name="P6"><text:s text:c="4"/>if ((child_pid = fork()) == 0) {</text:p>
      <text:p text:style-name="P6"><text:s text:c="8"/>// Child process: Replace with command (e.g., `sleep 10`)</text:p>
      <text:p text:style-name="P6"><text:s text:c="8"/>execlp("sleep", "sleep", "10", NULL);</text:p>
      <text:p text:style-name="P6"><text:s text:c="8"/>perror("execlp failed");</text:p>
      <text:p text:style-name="P6"><text:s text:c="8"/>exit(1);</text:p>
      <text:p text:style-name="P6"><text:s text:c="4"/>} else if (child_pid &gt; 0) {</text:p>
      <text:p text:style-name="P6"><text:s text:c="8"/>// Parent process: Set a 5-second alarm</text:p>
      <text:p text:style-name="P6"><text:s text:c="8"/>alarm(5);</text:p>
      <text:p text:style-name="P6"><text:s text:c="8"/>pause(); <text:s/>// Wait for signals</text:p>
      <text:p text:style-name="P6"><text:s text:c="4"/>} else {</text:p>
      <text:p text:style-name="P6"><text:s text:c="8"/>perror("fork failed");</text:p>
      <text:p text:style-name="P6"><text:s text:c="8"/>exit(1);</text:p>
      <text:p text:style-name="P6"><text:soft-page-break/><text:s text:c="4"/>}</text:p>
      <text:p text:style-name="P6"/>
      <text:p text:style-name="P6"><text:s text:c="4"/>return 0;</text:p>
      <text:p text:style-name="P6">}</text:p>
      <text:p text:style-name="P6"/>
      <text:p text:style-name="P6"/>
      <text:p text:style-name="P2">Slip 16</text:p>
      <text:p text:style-name="P8">Q.2) Write a C program which create a child process which catch a signal sighup, sigint and sigquit.The Parent process send a sighup or sigint signal after every 3 seconds, at the end of 30 seconparent send sigquit signal to child and child terminates my displaying message “My DADDY hasKilled me!!!”.</text:p>
      <text:p text:style-name="P6"/>
      <text:p text:style-name="P6">#include &lt;stdio.h&gt;</text:p>
      <text:p text:style-name="P6">#include &lt;stdlib.h&gt;</text:p>
      <text:p text:style-name="P6">#include &lt;signal.h&gt;</text:p>
      <text:p text:style-name="P6">#include &lt;unistd.h&gt;</text:p>
      <text:p text:style-name="P6"/>
      <text:p text:style-name="P6">void handle_sighup(int sig) {</text:p>
      <text:p text:style-name="P6"><text:s text:c="4"/>printf("Child received SIGHUP\n");</text:p>
      <text:p text:style-name="P6">}</text:p>
      <text:p text:style-name="P6"/>
      <text:p text:style-name="P6">void handle_sigint(int sig) {</text:p>
      <text:p text:style-name="P6"><text:s text:c="4"/>printf("Child received SIGINT\n");</text:p>
      <text:p text:style-name="P6">}</text:p>
      <text:p text:style-name="P6"/>
      <text:p text:style-name="P6">void handle_sigquit(int sig) {</text:p>
      <text:p text:style-name="P6"><text:s text:c="4"/>printf("My DADDY has killed me!!!\n");</text:p>
      <text:p text:style-name="P6"><text:s text:c="4"/>exit(0);</text:p>
      <text:p text:style-name="P6">}</text:p>
      <text:p text:style-name="P6"/>
      <text:p text:style-name="P6">int main() {</text:p>
      <text:p text:style-name="P6"><text:s text:c="4"/>pid_t pid = fork();</text:p>
      <text:p text:style-name="P6"/>
      <text:p text:style-name="P6"><text:s text:c="4"/>if (pid == 0) { <text:s/>// Child process</text:p>
      <text:p text:style-name="P6"><text:s text:c="8"/>// Set up signal handlers</text:p>
      <text:p text:style-name="P6"><text:s text:c="8"/>signal(SIGHUP, handle_sighup);</text:p>
      <text:p text:style-name="P6"><text:s text:c="8"/>signal(SIGINT, handle_sigint);</text:p>
      <text:p text:style-name="P6"><text:s text:c="8"/>signal(SIGQUIT, handle_sigquit);</text:p>
      <text:p text:style-name="P6"/>
      <text:p text:style-name="P6"><text:s text:c="8"/>// Child process waits indefinitely for signals</text:p>
      <text:p text:style-name="P6"><text:s text:c="8"/>while (1) {</text:p>
      <text:p text:style-name="P6"><text:s text:c="12"/>pause(); <text:s/>// Wait for signals</text:p>
      <text:p text:style-name="P6"><text:s text:c="8"/>}</text:p>
      <text:p text:style-name="P6"><text:s text:c="4"/>} else if (pid &gt; 0) { <text:s/>// Parent process</text:p>
      <text:p text:style-name="P6"><text:s text:c="8"/>for (int i = 0; i &lt; 10; i++) {</text:p>
      <text:p text:style-name="P6"><text:s text:c="12"/>// Alternate sending SIGHUP and SIGINT every 3 seconds</text:p>
      <text:p text:style-name="P6"><text:s text:c="12"/>sleep(3);</text:p>
      <text:p text:style-name="P6"><text:s text:c="12"/>if (i % 2 == 0) {</text:p>
      <text:p text:style-name="P6"><text:s text:c="16"/>kill(pid, SIGHUP);</text:p>
      <text:p text:style-name="P6"><text:s text:c="12"/>} else {</text:p>
      <text:p text:style-name="P6"><text:soft-page-break/><text:s text:c="16"/>kill(pid, SIGINT);</text:p>
      <text:p text:style-name="P6"><text:s text:c="12"/>}</text:p>
      <text:p text:style-name="P6"><text:s text:c="8"/>}</text:p>
      <text:p text:style-name="P6"><text:s text:c="8"/>// After 30 seconds, send SIGQUIT to terminate the child</text:p>
      <text:p text:style-name="P6"><text:s text:c="8"/>kill(pid, SIGQUIT);</text:p>
      <text:p text:style-name="P6"><text:s text:c="8"/>wait(NULL); <text:s/>// Wait for child to exit</text:p>
      <text:p text:style-name="P6"><text:s text:c="4"/>} else {</text:p>
      <text:p text:style-name="P6"><text:s text:c="8"/>perror("fork failed");</text:p>
      <text:p text:style-name="P6"><text:s text:c="8"/>exit(1);</text:p>
      <text:p text:style-name="P6"><text:s text:c="4"/>}</text:p>
      <text:p text:style-name="P6"/>
      <text:p text:style-name="P6"><text:s text:c="4"/>return 0;</text:p>
      <text:p text:style-name="P6">}</text:p>
      <text:p text:style-name="P6"/>
      <text:p text:style-name="P6"/>
      <text:p text:style-name="P4">Slip 17 </text:p>
      <text:p text:style-name="P9">Q.1) Read the current directory and display the name of the files, no of files in current directory</text:p>
      <text:p text:style-name="P9"/>
      <text:p text:style-name="P7">#include &lt;stdio.h&gt;</text:p>
      <text:p text:style-name="P7">#include &lt;stdlib.h&gt;</text:p>
      <text:p text:style-name="P7">#include &lt;dirent.h&gt;</text:p>
      <text:p text:style-name="P7"/>
      <text:p text:style-name="P7">int main() {</text:p>
      <text:p text:style-name="P7"><text:s text:c="4"/>DIR *dir;</text:p>
      <text:p text:style-name="P7"><text:s text:c="4"/>struct dirent *entry;</text:p>
      <text:p text:style-name="P7"><text:s text:c="4"/>int file_count = 0;</text:p>
      <text:p text:style-name="P7"/>
      <text:p text:style-name="P7"><text:s text:c="4"/>// Open the current directory</text:p>
      <text:p text:style-name="P7"><text:s text:c="4"/>dir = opendir(".");</text:p>
      <text:p text:style-name="P7"><text:s text:c="4"/>if (dir == NULL) {</text:p>
      <text:p text:style-name="P7"><text:s text:c="8"/>perror("Unable to open current directory");</text:p>
      <text:p text:style-name="P7"><text:s text:c="8"/>return 1;</text:p>
      <text:p text:style-name="P7"><text:s text:c="4"/>}</text:p>
      <text:p text:style-name="P7"/>
      <text:p text:style-name="P7"><text:s text:c="4"/>printf("Files in the current directory:\n");</text:p>
      <text:p text:style-name="P7"/>
      <text:p text:style-name="P7"><text:s text:c="4"/>// Read and display each entry in the directory</text:p>
      <text:p text:style-name="P7"><text:s text:c="4"/>while ((entry = readdir(dir)) != NULL) {</text:p>
      <text:p text:style-name="P7"><text:s text:c="8"/>// Only consider regular files (ignore directories and hidden files)</text:p>
      <text:p text:style-name="P7"><text:s text:c="8"/>if (entry-&gt;d_type == DT_REG) {</text:p>
      <text:p text:style-name="P7"><text:s text:c="12"/>printf("%s\n", entry-&gt;d_name);</text:p>
      <text:p text:style-name="P7"><text:s text:c="12"/>file_count++;</text:p>
      <text:p text:style-name="P7"><text:s text:c="8"/>}</text:p>
      <text:p text:style-name="P7"><text:s text:c="4"/>}</text:p>
      <text:p text:style-name="P7"/>
      <text:p text:style-name="P7"><text:s text:c="4"/>printf("\nTotal number of files: %d\n", file_count);</text:p>
      <text:p text:style-name="P7"/>
      <text:p text:style-name="P7"><text:s text:c="4"/>// Close the directory</text:p>
      <text:p text:style-name="P7"><text:s text:c="4"/>closedir(dir);</text:p>
      <text:p text:style-name="P7"><text:s text:c="4"/>return 0;</text:p>
      <text:p text:style-name="P7"><text:soft-page-break/>}</text:p>
      <text:p text:style-name="P7"/>
      <text:p text:style-name="P4">Slip18</text:p>
      <text:p text:style-name="P9">Q.1) Write a C program to find whether a given file is present in current directory or not</text:p>
      <text:p text:style-name="P7"/>
      <text:p text:style-name="P7">#include &lt;stdio.h&gt;</text:p>
      <text:p text:style-name="P7">#include &lt;stdlib.h&gt;</text:p>
      <text:p text:style-name="P7">#include &lt;dirent.h&gt;</text:p>
      <text:p text:style-name="P7">#include &lt;string.h&gt;</text:p>
      <text:p text:style-name="P7"/>
      <text:p text:style-name="P7">int main() {</text:p>
      <text:p text:style-name="P7"><text:s text:c="4"/>DIR *dir;</text:p>
      <text:p text:style-name="P7"><text:s text:c="4"/>struct dirent *entry;</text:p>
      <text:p text:style-name="P7"><text:s text:c="4"/>char file_name[100];</text:p>
      <text:p text:style-name="P7"><text:s text:c="4"/>int file_found = 0;</text:p>
      <text:p text:style-name="P7"/>
      <text:p text:style-name="P7"><text:s text:c="4"/>// Ask the user to input the file name to search</text:p>
      <text:p text:style-name="P7"><text:s text:c="4"/>printf("Enter the file name to search: ");</text:p>
      <text:p text:style-name="P7"><text:s text:c="4"/>scanf("%s", file_name);</text:p>
      <text:p text:style-name="P7"/>
      <text:p text:style-name="P7"><text:s text:c="4"/>// Open the current directory</text:p>
      <text:p text:style-name="P7"><text:s text:c="4"/>dir = opendir(".");</text:p>
      <text:p text:style-name="P7"><text:s text:c="4"/>if (dir == NULL) {</text:p>
      <text:p text:style-name="P7"><text:s text:c="8"/>perror("Unable to open directory");</text:p>
      <text:p text:style-name="P7"><text:s text:c="8"/>return 1;</text:p>
      <text:p text:style-name="P7"><text:s text:c="4"/>}</text:p>
      <text:p text:style-name="P7"/>
      <text:p text:style-name="P7"><text:s text:c="4"/>// Search for the file in the directory</text:p>
      <text:p text:style-name="P7"><text:s text:c="4"/>while ((entry = readdir(dir)) != NULL) {</text:p>
      <text:p text:style-name="P7"><text:s text:c="8"/>if (strcmp(entry-&gt;d_name, file_name) == 0) {</text:p>
      <text:p text:style-name="P7"><text:s text:c="12"/>file_found = 1;</text:p>
      <text:p text:style-name="P7"><text:s text:c="12"/>break;</text:p>
      <text:p text:style-name="P7"><text:s text:c="8"/>}</text:p>
      <text:p text:style-name="P7"><text:s text:c="4"/>}</text:p>
      <text:p text:style-name="P7"/>
      <text:p text:style-name="P7"><text:s text:c="4"/>// Display the result</text:p>
      <text:p text:style-name="P7"><text:s text:c="4"/>if (file_found) {</text:p>
      <text:p text:style-name="P7"><text:s text:c="8"/>printf("File '%s' is present in the current directory.\n", file_name);</text:p>
      <text:p text:style-name="P7"><text:s text:c="4"/>} else {</text:p>
      <text:p text:style-name="P7"><text:s text:c="8"/>printf("File '%s' is not found in the current directory.\n", file_name);</text:p>
      <text:p text:style-name="P7"><text:s text:c="4"/>}</text:p>
      <text:p text:style-name="P7"/>
      <text:p text:style-name="P7"><text:s text:c="4"/>// Close the directory</text:p>
      <text:p text:style-name="P7"><text:s text:c="4"/>closedir(dir);</text:p>
      <text:p text:style-name="P7"><text:s text:c="4"/>return 0;</text:p>
      <text:p text:style-name="P7">}</text:p>
      <text:p text:style-name="P7"/>
      <text:p text:style-name="P9"/>
      <text:p text:style-name="P9"/>
      <text:p text:style-name="P9"><text:soft-page-break/>Q2 ) Write a C program to create an unnamed pipe. The child process will write following three</text:p>
      <text:p text:style-name="P9">messages to pipe and parent process display it.</text:p>
      <text:p text:style-name="P9">Message1 = “Hello World”</text:p>
      <text:p text:style-name="P9">Message2 = “Hello SPPU”</text:p>
      <text:p text:style-name="P9">Message3 = “Linux is Funny”</text:p>
      <text:p text:style-name="P9"/>
      <text:p text:style-name="P7">#include &lt;stdio.h&gt;</text:p>
      <text:p text:style-name="P7">#include &lt;unistd.h&gt;</text:p>
      <text:p text:style-name="P7">#include &lt;string.h&gt;</text:p>
      <text:p text:style-name="P7">#include &lt;stdlib.h&gt;</text:p>
      <text:p text:style-name="P7"/>
      <text:p text:style-name="P7">int main() {</text:p>
      <text:p text:style-name="P7"><text:s text:c="4"/>int pipe_fd[2]; <text:s/>// Pipe file descriptors</text:p>
      <text:p text:style-name="P7"><text:s text:c="4"/>pid_t pid;</text:p>
      <text:p text:style-name="P7"><text:s text:c="4"/>char buffer[100];</text:p>
      <text:p text:style-name="P7"/>
      <text:p text:style-name="P7"><text:s text:c="4"/>// Create the pipe</text:p>
      <text:p text:style-name="P7"><text:s text:c="4"/>if (pipe(pipe_fd) == -1) {</text:p>
      <text:p text:style-name="P7"><text:s text:c="8"/>perror("Pipe creation failed");</text:p>
      <text:p text:style-name="P7"><text:s text:c="8"/>return 1;</text:p>
      <text:p text:style-name="P7"><text:s text:c="4"/>}</text:p>
      <text:p text:style-name="P7"/>
      <text:p text:style-name="P7"><text:s text:c="4"/>// Create a child process</text:p>
      <text:p text:style-name="P7"><text:s text:c="4"/>pid = fork();</text:p>
      <text:p text:style-name="P7"/>
      <text:p text:style-name="P7"><text:s text:c="4"/>if (pid == -1) {</text:p>
      <text:p text:style-name="P7"><text:s text:c="8"/>perror("Fork failed");</text:p>
      <text:p text:style-name="P7"><text:s text:c="8"/>return 1;</text:p>
      <text:p text:style-name="P7"><text:s text:c="4"/>}</text:p>
      <text:p text:style-name="P7"/>
      <text:p text:style-name="P7"><text:s text:c="4"/>if (pid == 0) { <text:s/>// Child process</text:p>
      <text:p text:style-name="P7"><text:s text:c="8"/>// Close the read end of the pipe</text:p>
      <text:p text:style-name="P7"><text:s text:c="8"/>close(pipe_fd[0]);</text:p>
      <text:p text:style-name="P7"/>
      <text:p text:style-name="P7"><text:s text:c="8"/>// Write messages to the pipe</text:p>
      <text:p text:style-name="P7"><text:s text:c="8"/>write(pipe_fd[1], "Hello World\n", strlen("Hello World\n"));</text:p>
      <text:p text:style-name="P7"><text:s text:c="8"/>write(pipe_fd[1], "Hello SPPU\n", strlen("Hello SPPU\n"));</text:p>
      <text:p text:style-name="P7"><text:s text:c="8"/>write(pipe_fd[1], "Linux is Funny\n", strlen("Linux is Funny\n"));</text:p>
      <text:p text:style-name="P7"/>
      <text:p text:style-name="P7"><text:s text:c="8"/>// Close the write end of the pipe</text:p>
      <text:p text:style-name="P7"><text:s text:c="8"/>close(pipe_fd[1]);</text:p>
      <text:p text:style-name="P7"><text:s text:c="4"/>} else { <text:s/>// Parent process</text:p>
      <text:p text:style-name="P7"><text:s text:c="8"/>// Close the write end of the pipe</text:p>
      <text:p text:style-name="P7"><text:s text:c="8"/>close(pipe_fd[1]);</text:p>
      <text:p text:style-name="P7"/>
      <text:p text:style-name="P7"><text:s text:c="8"/>// Read and display messages from the pipe</text:p>
      <text:p text:style-name="P7"><text:s text:c="8"/>while (read(pipe_fd[0], buffer, sizeof(buffer)) &gt; 0) {</text:p>
      <text:p text:style-name="P7"><text:s text:c="12"/>printf("Parent received: %s", buffer);</text:p>
      <text:p text:style-name="P7"><text:s text:c="8"/>}</text:p>
      <text:p text:style-name="P7"/>
      <text:p text:style-name="P7"><text:soft-page-break/><text:s text:c="8"/>// Close the read end of the pipe</text:p>
      <text:p text:style-name="P7"><text:s text:c="8"/>close(pipe_fd[0]);</text:p>
      <text:p text:style-name="P7"/>
      <text:p text:style-name="P7"><text:s text:c="8"/>// Wait for the child process to finish</text:p>
      <text:p text:style-name="P7"><text:s text:c="8"/>wait(NULL);</text:p>
      <text:p text:style-name="P7"><text:s text:c="4"/>}</text:p>
      <text:p text:style-name="P7"/>
      <text:p text:style-name="P7"><text:s text:c="4"/>return 0;</text:p>
      <text:p text:style-name="P7">}</text:p>
      <text:p text:style-name="P9"/>
      <text:p text:style-name="P9"/>
      <text:p text:style-name="P4">Slip 21</text:p>
      <text:p text:style-name="P9">Q.2) Write a C program which receives file names as command line arguments and display those</text:p>
      <text:p text:style-name="P9">filenames in ascending order according to their sizes. I) (e.g $ a.out a.txt b.txt c.txt, ...)</text:p>
      <text:p text:style-name="P9"/>
      <text:p text:style-name="P7">#include &lt;stdio.h&gt;</text:p>
      <text:p text:style-name="P7">#include &lt;stdlib.h&gt;</text:p>
      <text:p text:style-name="P7">#include &lt;string.h&gt;</text:p>
      <text:p text:style-name="P7">#include &lt;sys/stat.h&gt;</text:p>
      <text:p text:style-name="P7"/>
      <text:p text:style-name="P7">#define MAX_FILES 100</text:p>
      <text:p text:style-name="P7"/>
      <text:p text:style-name="P7">// Function to compare file sizes</text:p>
      <text:p text:style-name="P7">int compare_file_sizes(const void *a, const void *b) {</text:p>
      <text:p text:style-name="P7"><text:s text:c="4"/>struct stat stat_a, stat_b;</text:p>
      <text:p text:style-name="P7"/>
      <text:p text:style-name="P7"><text:s text:c="4"/>// Get the file size of the first file</text:p>
      <text:p text:style-name="P7"><text:s text:c="4"/>if (stat(*(const char **)a, &amp;stat_a) == -1) {</text:p>
      <text:p text:style-name="P7"><text:s text:c="8"/>perror("Error getting file size");</text:p>
      <text:p text:style-name="P7"><text:s text:c="8"/>return 0;</text:p>
      <text:p text:style-name="P7"><text:s text:c="4"/>}</text:p>
      <text:p text:style-name="P7"/>
      <text:p text:style-name="P7"><text:s text:c="4"/>// Get the file size of the second file</text:p>
      <text:p text:style-name="P7"><text:s text:c="4"/>if (stat(*(const char **)b, &amp;stat_b) == -1) {</text:p>
      <text:p text:style-name="P7"><text:s text:c="8"/>perror("Error getting file size");</text:p>
      <text:p text:style-name="P7"><text:s text:c="8"/>return 0;</text:p>
      <text:p text:style-name="P7"><text:s text:c="4"/>}</text:p>
      <text:p text:style-name="P7"/>
      <text:p text:style-name="P7"><text:s text:c="4"/>// Compare the file sizes</text:p>
      <text:p text:style-name="P7"><text:s text:c="4"/>return stat_a.st_size - stat_b.st_size;</text:p>
      <text:p text:style-name="P7">}</text:p>
      <text:p text:style-name="P7"/>
      <text:p text:style-name="P7">int main(int argc, char *argv[]) {</text:p>
      <text:p text:style-name="P7"><text:s text:c="4"/>if (argc &lt; 2) {</text:p>
      <text:p text:style-name="P7"><text:s text:c="8"/>fprintf(stderr, "Usage: %s &lt;file1&gt; &lt;file2&gt; ... &lt;fileN&gt;\n", argv[0]);</text:p>
      <text:p text:style-name="P7"><text:s text:c="8"/>return 1;</text:p>
      <text:p text:style-name="P7"><text:s text:c="4"/>}</text:p>
      <text:p text:style-name="P7"/>
      <text:p text:style-name="P7"><text:soft-page-break/><text:s text:c="4"/>// Sort the file names based on their size</text:p>
      <text:p text:style-name="P7"><text:s text:c="4"/>qsort(&amp;argv[1], argc - 1, sizeof(char *), compare_file_sizes);</text:p>
      <text:p text:style-name="P7"/>
      <text:p text:style-name="P7"><text:s text:c="4"/>printf("Files sorted by size in ascending order:\n");</text:p>
      <text:p text:style-name="P7"/>
      <text:p text:style-name="P7"><text:s text:c="4"/>// Display the sorted filenames</text:p>
      <text:p text:style-name="P7"><text:s text:c="4"/>for (int i = 1; i &lt; argc; i++) {</text:p>
      <text:p text:style-name="P7"><text:s text:c="8"/>struct stat stat_buf;</text:p>
      <text:p text:style-name="P7"><text:s text:c="8"/>if (stat(argv[i], &amp;stat_buf) == -1) {</text:p>
      <text:p text:style-name="P7"><text:s text:c="12"/>perror("Error getting file size");</text:p>
      <text:p text:style-name="P7"><text:s text:c="12"/>continue;</text:p>
      <text:p text:style-name="P7"><text:s text:c="8"/>}</text:p>
      <text:p text:style-name="P7"><text:s text:c="8"/>printf("%s (Size: %ld bytes)\n", argv[i], stat_buf.st_size);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/>
      <text:p text:style-name="P7"/>
      <text:p text:style-name="P10">Slip 22</text:p>
      <text:p text:style-name="P9">Q.1) Write a C Program that demonstrates redirection of standard output to a file</text:p>
      <text:p text:style-name="P9"/>
      <text:p text:style-name="P7">#include &lt;stdio.h&gt;</text:p>
      <text:p text:style-name="P7"/>
      <text:p text:style-name="P7">int main() {</text:p>
      <text:p text:style-name="P7"><text:s text:c="4"/>// Open a file for writing (the file will be created if it doesn't exist)</text:p>
      <text:p text:style-name="P7"><text:s text:c="4"/>FILE *file = freopen("output.txt", "w", stdout);</text:p>
      <text:p text:style-name="P7"/>
      <text:p text:style-name="P7"><text:s text:c="4"/>if (file == NULL) {</text:p>
      <text:p text:style-name="P7"><text:s text:c="8"/>perror("Error redirecting stdout to file");</text:p>
      <text:p text:style-name="P7"><text:s text:c="8"/>return 1;</text:p>
      <text:p text:style-name="P7"><text:s text:c="4"/>}</text:p>
      <text:p text:style-name="P7"/>
      <text:p text:style-name="P7"><text:s text:c="4"/>// Now all the printf statements will be written to output.txt</text:p>
      <text:p text:style-name="P7"><text:s text:c="4"/>printf("This is a test message written to the file.\n");</text:p>
      <text:p text:style-name="P7"><text:s text:c="4"/>printf("Redirection of standard output is successful!\n");</text:p>
      <text:p text:style-name="P7"/>
      <text:p text:style-name="P7"><text:s text:c="4"/>// Close the file after writing</text:p>
      <text:p text:style-name="P7"><text:s text:c="4"/>fclose(file);</text:p>
      <text:p text:style-name="P7"/>
      <text:p text:style-name="P7"><text:s text:c="4"/>return 0;</text:p>
      <text:p text:style-name="P7">}</text:p>
      <text:p text:style-name="P7"/>
      <text:p text:style-name="P7"/>
      <text:p text:style-name="P7"/>
      <text:p text:style-name="P7"/>
      <text:p text:style-name="P1"/>
      <text:p text:style-name="P1"/>
      <text:p text:style-name="P4"><text:soft-page-break/>Slip 23</text:p>
      <text:p text:style-name="P9">Q.2) Write a C program to Identify the type (Directory, character device, Block device, Regular file,</text:p>
      <text:p text:style-name="P9">FIFO or pipe, symbolic link or socket) of given file using stat() system call.</text:p>
      <text:p text:style-name="P1"/>
      <text:p text:style-name="P7">#include &lt;stdio.h&gt;</text:p>
      <text:p text:style-name="P7">#include &lt;stdlib.h&gt;</text:p>
      <text:p text:style-name="P7">#include &lt;sys/stat.h&gt;</text:p>
      <text:p text:style-name="P7">#include &lt;unistd.h&gt;</text:p>
      <text:p text:style-name="P7"/>
      <text:p text:style-name="P7">// Function to print the file type</text:p>
      <text:p text:style-name="P7">void identify_file_type(const char *path) {</text:p>
      <text:p text:style-name="P7"><text:s text:c="4"/>struct stat statbuf;</text:p>
      <text:p text:style-name="P7"/>
      <text:p text:style-name="P7"><text:s text:c="4"/>// Get the file status</text:p>
      <text:p text:style-name="P7"><text:s text:c="4"/>if (stat(path, &amp;statbuf) == -1) {</text:p>
      <text:p text:style-name="P7"><text:s text:c="8"/>perror("stat");</text:p>
      <text:p text:style-name="P7"><text:s text:c="8"/>return;</text:p>
      <text:p text:style-name="P7"><text:s text:c="4"/>}</text:p>
      <text:p text:style-name="P7"/>
      <text:p text:style-name="P7"><text:s text:c="4"/>// Check the file type</text:p>
      <text:p text:style-name="P7"><text:s text:c="4"/>if (S_ISDIR(statbuf.st_mode)) {</text:p>
      <text:p text:style-name="P7"><text:s text:c="8"/>printf("The file is a Directory.\n");</text:p>
      <text:p text:style-name="P7"><text:s text:c="4"/>}</text:p>
      <text:p text:style-name="P7"><text:s text:c="4"/>else if (S_ISCHR(statbuf.st_mode)) {</text:p>
      <text:p text:style-name="P7"><text:s text:c="8"/>printf("The file is a Character device.\n");</text:p>
      <text:p text:style-name="P7"><text:s text:c="4"/>}</text:p>
      <text:p text:style-name="P7"><text:s text:c="4"/>else if (S_ISBLK(statbuf.st_mode)) {</text:p>
      <text:p text:style-name="P7"><text:s text:c="8"/>printf("The file is a Block device.\n");</text:p>
      <text:p text:style-name="P7"><text:s text:c="4"/>}</text:p>
      <text:p text:style-name="P7"><text:s text:c="4"/>else if (S_ISREG(statbuf.st_mode)) {</text:p>
      <text:p text:style-name="P7"><text:s text:c="8"/>printf("The file is a Regular file.\n");</text:p>
      <text:p text:style-name="P7"><text:s text:c="4"/>}</text:p>
      <text:p text:style-name="P7"><text:s text:c="4"/>else if (S_ISFIFO(statbuf.st_mode)) {</text:p>
      <text:p text:style-name="P7"><text:s text:c="8"/>printf("The file is a FIFO (Named pipe).\n");</text:p>
      <text:p text:style-name="P7"><text:s text:c="4"/>}</text:p>
      <text:p text:style-name="P7"><text:s text:c="4"/>else if (S_ISLNK(statbuf.st_mode)) {</text:p>
      <text:p text:style-name="P7"><text:s text:c="8"/>printf("The file is a Symbolic link.\n");</text:p>
      <text:p text:style-name="P7"><text:s text:c="4"/>}</text:p>
      <text:p text:style-name="P7"><text:s text:c="4"/>else if (S_ISSOCK(statbuf.st_mode)) {</text:p>
      <text:p text:style-name="P7"><text:s text:c="8"/>printf("The file is a Socket.\n");</text:p>
      <text:p text:style-name="P7"><text:s text:c="4"/>}</text:p>
      <text:p text:style-name="P7"><text:s text:c="4"/>else {</text:p>
      <text:p text:style-name="P7"><text:s text:c="8"/>printf("The file type is unknown.\n");</text:p>
      <text:p text:style-name="P7"><text:s text:c="4"/>}</text:p>
      <text:p text:style-name="P7">}</text:p>
      <text:p text:style-name="P7"/>
      <text:p text:style-name="P7">int main(int argc, char *argv[]) {</text:p>
      <text:p text:style-name="P7"><text:s text:c="4"/>if (argc != 2) {</text:p>
      <text:p text:style-name="P7"><text:s text:c="8"/>fprintf(stderr, "Usage: %s &lt;file_path&gt;\n", argv[0]);</text:p>
      <text:p text:style-name="P7"><text:s text:c="8"/>return 1;</text:p>
      <text:p text:style-name="P7"><text:soft-page-break/><text:s text:c="4"/>}</text:p>
      <text:p text:style-name="P7"/>
      <text:p text:style-name="P7"><text:s text:c="4"/>// Call the function to identify the file type</text:p>
      <text:p text:style-name="P7"><text:s text:c="4"/>identify_file_type(argv[1]);</text:p>
      <text:p text:style-name="P7"/>
      <text:p text:style-name="P7"><text:s text:c="4"/>return 0;</text:p>
      <text:p text:style-name="P7">}</text:p>
      <text:p text:style-name="P7"/>
      <text:p text:style-name="P9"/>
      <text:p text:style-name="P10">Slip 24</text:p>
      <text:p text:style-name="P9">Q1. Print the type of file and inode number where file name accepted through Command Line</text:p>
      <text:p text:style-name="P9"/>
      <text:p text:style-name="P7">#include &lt;stdio.h&gt;</text:p>
      <text:p text:style-name="P7">#include &lt;stdlib.h&gt;</text:p>
      <text:p text:style-name="P7">#include &lt;sys/stat.h&gt;</text:p>
      <text:p text:style-name="P7">#include &lt;unistd.h&gt;</text:p>
      <text:p text:style-name="P7"/>
      <text:p text:style-name="P7">// Function to print the file type</text:p>
      <text:p text:style-name="P7">void print_file_info(const char *path) {</text:p>
      <text:p text:style-name="P7"><text:s text:c="4"/>struct stat statbuf;</text:p>
      <text:p text:style-name="P7"/>
      <text:p text:style-name="P7"><text:s text:c="4"/>// Get the file status</text:p>
      <text:p text:style-name="P7"><text:s text:c="4"/>if (stat(path, &amp;statbuf) == -1) {</text:p>
      <text:p text:style-name="P7"><text:s text:c="8"/>perror("stat");</text:p>
      <text:p text:style-name="P7"><text:s text:c="8"/>return;</text:p>
      <text:p text:style-name="P7"><text:s text:c="4"/>}</text:p>
      <text:p text:style-name="P7"/>
      <text:p text:style-name="P7"><text:s text:c="4"/>// Print the inode number</text:p>
      <text:p text:style-name="P7"><text:s text:c="4"/>printf("Inode number: %ld\n", statbuf.st_ino);</text:p>
      <text:p text:style-name="P7"/>
      <text:p text:style-name="P7"><text:s text:c="4"/>// Check the file type and print it</text:p>
      <text:p text:style-name="P7"><text:s text:c="4"/>if (S_ISDIR(statbuf.st_mode)) {</text:p>
      <text:p text:style-name="P7"><text:s text:c="8"/>printf("The file is a Directory.\n");</text:p>
      <text:p text:style-name="P7"><text:s text:c="4"/>}</text:p>
      <text:p text:style-name="P7"><text:s text:c="4"/>else if (S_ISCHR(statbuf.st_mode)) {</text:p>
      <text:p text:style-name="P7"><text:s text:c="8"/>printf("The file is a Character device.\n");</text:p>
      <text:p text:style-name="P7"><text:s text:c="4"/>}</text:p>
      <text:p text:style-name="P7"><text:s text:c="4"/>else if (S_ISBLK(statbuf.st_mode)) {</text:p>
      <text:p text:style-name="P7"><text:s text:c="8"/>printf("The file is a Block device.\n");</text:p>
      <text:p text:style-name="P7"><text:s text:c="4"/>}</text:p>
      <text:p text:style-name="P7"><text:s text:c="4"/>else if (S_ISREG(statbuf.st_mode)) {</text:p>
      <text:p text:style-name="P7"><text:s text:c="8"/>printf("The file is a Regular file.\n");</text:p>
      <text:p text:style-name="P7"><text:s text:c="4"/>}</text:p>
      <text:p text:style-name="P7"><text:s text:c="4"/>else if (S_ISFIFO(statbuf.st_mode)) {</text:p>
      <text:p text:style-name="P7"><text:s text:c="8"/>printf("The file is a FIFO (Named pipe).\n");</text:p>
      <text:p text:style-name="P7"><text:s text:c="4"/>}</text:p>
      <text:p text:style-name="P7"><text:s text:c="4"/>else if (S_ISLNK(statbuf.st_mode)) {</text:p>
      <text:p text:style-name="P7"><text:s text:c="8"/>printf("The file is a Symbolic link.\n");</text:p>
      <text:p text:style-name="P7"><text:s text:c="4"/>}</text:p>
      <text:p text:style-name="P7"><text:s text:c="4"/>else if (S_ISSOCK(statbuf.st_mode)) {</text:p>
      <text:p text:style-name="P7"><text:soft-page-break/><text:s text:c="8"/>printf("The file is a Socket.\n");</text:p>
      <text:p text:style-name="P7"><text:s text:c="4"/>}</text:p>
      <text:p text:style-name="P7"><text:s text:c="4"/>else {</text:p>
      <text:p text:style-name="P7"><text:s text:c="8"/>printf("The file type is unknown.\n");</text:p>
      <text:p text:style-name="P7"><text:s text:c="4"/>}</text:p>
      <text:p text:style-name="P7">}</text:p>
      <text:p text:style-name="P7"/>
      <text:p text:style-name="P7">int main(int argc, char *argv[]) {</text:p>
      <text:p text:style-name="P7"><text:s text:c="4"/>if (argc != 2) {</text:p>
      <text:p text:style-name="P7"><text:s text:c="8"/>fprintf(stderr, "Usage: %s &lt;file_path&gt;\n", argv[0]);</text:p>
      <text:p text:style-name="P7"><text:s text:c="8"/>return 1;</text:p>
      <text:p text:style-name="P7"><text:s text:c="4"/>}</text:p>
      <text:p text:style-name="P7"/>
      <text:p text:style-name="P7"><text:s text:c="4"/>// Call the function to print the file type and inode number</text:p>
      <text:p text:style-name="P7"><text:s text:c="4"/>print_file_info(argv[1]);</text:p>
      <text:p text:style-name="P7"/>
      <text:p text:style-name="P7"><text:s text:c="4"/>return 0;</text:p>
      <text:p text:style-name="P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2:21:28.740415797</meta:creation-date>
    <dc:date>2024-11-09T14:59:36.543098744</dc:date>
    <meta:editing-duration>PT58M5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8" meta:paragraph-count="673" meta:word-count="2612" meta:character-count="19840" meta:non-whitespace-character-count="14659"/>
  </office:meta>
</office:document-meta>
</file>